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stJsonJsonView.setDisableCaching( boolean disableCach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JsonView.setExtractValueFromSingleKeyModel( boolean extractValueFromSingleKey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JsonView.getFil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JsonView.getJsonpParameterValue( HttpServletRequest reques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astJsonJsonView.getChar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JsonView.setResponseContentType( HttpServletRequest request , HttpServletResponse respon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astJsonJsonView.setCharset( Charset 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JsonView.setSerializerFeature( SerializerFeature ... feat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JsonView.setFeatures( SerializerFeature ... feat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JsonView.prepareResponse( HttpServletRequest request , HttpServletResponse respon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astJsonJsonView.setUpdateContentLength( boolean updateContent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JsonView.setFastJsonConfig( FastJsonConfig fastJson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JsonView.FastJsonJson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astJsonJsonView.setDateFormat( String date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JsonView.isExtractValueFromSingleKey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JsonView.filterModel( Map &lt; String , Object &gt; model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FastJsonJsonView.getFeatur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JsonView.renderMergedOutputModel( Map &lt; String , Object &gt; model , HttpServletRequest request , HttpServletResponse respons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FastJsonJsonView.setJsonpParameterNames( Set &lt; String &gt; jsonpParameter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astJsonJsonView.setFilters( SerializeFilter ... fil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JsonView.getFastJson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JsonView.setRenderedAttributes( Set &lt; String &gt; rendered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JsonView.getDateForm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